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parajita" svg:font-family="Aparajita"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tab-stops/>
      </style:paragraph-properties>
      <style:text-properties style:font-name="Aparajita" fo:font-size="10pt" fo:font-style="normal"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margin-left="0in" fo:margin-right="0in" fo:text-indent="0in" style:auto-text-indent="false">
        <style:tab-stops/>
      </style:paragraph-properties>
      <style:text-properties style:font-name="Aparajita" fo:font-size="10pt" fo:font-style="normal" fo:font-weight="normal" fo:background-color="transparent" style:font-size-asian="10pt" style:font-style-asian="normal" style:font-weight-asian="normal" style:font-size-complex="10pt" style:font-style-complex="normal" style:font-weight-complex="normal"/>
    </style:style>
    <style:style style:name="P3" style:family="paragraph" style:parent-style-name="Standard">
      <style:paragraph-properties fo:margin-left="0in" fo:margin-right="0in" fo:text-indent="0in" style:auto-text-indent="false">
        <style:tab-stops/>
      </style:paragraph-properties>
      <style:text-properties style:font-name="Aparajita" fo:font-size="10pt" fo:font-style="italic" fo:font-weight="normal" fo:background-color="#ffff00" style:font-size-asian="10pt" style:font-style-asian="italic" style:font-weight-asian="normal" style:font-size-complex="10pt" style:font-style-complex="italic" style:font-weight-complex="normal"/>
    </style:style>
    <style:style style:name="P4" style:family="paragraph" style:parent-style-name="Standard">
      <style:paragraph-properties fo:margin-left="0in" fo:margin-right="0in" fo:text-indent="0in" style:auto-text-indent="false" fo:break-before="page">
        <style:tab-stops/>
      </style:paragraph-properties>
      <style:text-properties style:font-name="Aparajita" fo:font-size="10pt" fo:font-style="italic" fo:font-weight="bold" fo:background-color="transparent" style:font-size-asian="10pt" style:font-style-asian="italic" style:font-weight-asian="bold" style:font-size-complex="10pt" style:font-style-complex="italic" style:font-weight-complex="bold"/>
    </style:style>
    <style:style style:name="P5" style:family="paragraph" style:parent-style-name="Standard">
      <style:paragraph-properties fo:margin-left="0.5035in" fo:margin-right="0in" fo:text-indent="-0.5035in" style:auto-text-indent="false">
        <style:tab-stops/>
      </style:paragraph-properties>
      <style:text-properties style:font-name="Aparajita" fo:font-size="10pt" fo:font-style="normal" fo:font-weight="bold" style:font-size-asian="10pt" style:font-style-asian="normal" style:font-weight-asian="bold" style:font-size-complex="10pt" style:font-style-complex="normal" style:font-weight-complex="bold"/>
    </style:style>
    <style:style style:name="P6" style:family="paragraph" style:parent-style-name="Standard">
      <style:paragraph-properties fo:margin-left="0.5035in" fo:margin-right="0in" fo:text-indent="-0.5035in" style:auto-text-indent="false">
        <style:tab-stops/>
      </style:paragraph-properties>
      <style:text-properties style:font-name="Aparajita"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margin-left="0.5035in" fo:margin-right="0in" fo:text-indent="-0.5035in" style:auto-text-indent="false">
        <style:tab-stops/>
      </style:paragraph-properties>
      <style:text-properties style:font-name="Aparajita" fo:font-size="10pt" fo:font-style="normal" fo:font-weight="normal" fo:background-color="#579d1c"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5035in" fo:margin-right="0in" fo:text-indent="-0.5035in" style:auto-text-indent="false">
        <style:tab-stops/>
      </style:paragraph-properties>
      <style:text-properties style:font-name="Aparajita" fo:font-size="10pt" fo:font-style="normal" fo:font-weight="normal" fo:background-color="transparent"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0.5035in" fo:margin-right="0in" fo:text-indent="-0.5035in" style:auto-text-indent="false">
        <style:tab-stops/>
      </style:paragraph-properties>
      <style:text-properties style:font-name="Aparajita" fo:font-size="10pt" fo:font-style="normal" fo:font-weight="normal" fo:background-color="#83caff" style:font-size-asian="10pt" style:font-style-asian="normal" style:font-weight-asian="normal" style:font-size-complex="10pt" style:font-style-complex="normal" style:font-weight-complex="normal"/>
    </style:style>
    <style:style style:name="P10" style:family="paragraph" style:parent-style-name="Standard">
      <style:paragraph-properties fo:margin-left="0.5035in" fo:margin-right="0in" fo:text-indent="-0.5035in" style:auto-text-indent="false">
        <style:tab-stops/>
      </style:paragraph-properties>
      <style:text-properties style:font-name="Aparajita" fo:font-size="10pt" fo:font-style="normal" fo:font-weight="normal" fo:background-color="#aecf00" style:font-size-asian="10pt" style:font-style-asian="normal" style:font-weight-asian="normal" style:font-size-complex="10pt" style:font-style-complex="normal" style:font-weight-complex="normal"/>
    </style:style>
    <style:style style:name="P11" style:family="paragraph" style:parent-style-name="Standard">
      <style:paragraph-properties fo:margin-left="0.5035in" fo:margin-right="0in" fo:text-indent="-0.5035in" style:auto-text-indent="false">
        <style:tab-stops/>
      </style:paragraph-properties>
      <style:text-properties style:font-name="Aparajita"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Standard">
      <style:paragraph-properties fo:margin-left="0.5035in" fo:margin-right="0in" fo:text-indent="-0.5035in" style:auto-text-indent="false">
        <style:tab-stops/>
      </style:paragraph-properties>
      <style:text-properties style:font-name="Aparajita" fo:font-size="10pt" fo:font-style="italic" fo:font-weight="normal" style:font-size-asian="10pt" style:font-style-asian="italic" style:font-weight-asian="normal" style:font-size-complex="10pt" style:font-style-complex="italic" style:font-weight-complex="normal"/>
    </style:style>
    <style:style style:name="P13" style:family="paragraph" style:parent-style-name="Standard">
      <style:paragraph-properties fo:margin-left="0.5035in" fo:margin-right="0in" fo:text-indent="-0.5035in" style:auto-text-indent="false">
        <style:tab-stops/>
      </style:paragraph-properties>
      <style:text-properties style:font-name="Aparajita" fo:font-size="10pt" style:font-size-asian="10pt" style:font-size-complex="10pt"/>
    </style:style>
    <style:style style:name="P14" style:family="paragraph" style:parent-style-name="Standard">
      <style:paragraph-properties fo:margin-left="0.5035in" fo:margin-right="0in" fo:text-indent="-0.5035in" style:auto-text-indent="false">
        <style:tab-stops/>
      </style:paragraph-properties>
      <style:text-properties style:font-name="Aparajita" fo:font-size="10pt" fo:font-weight="normal" style:font-size-asian="10pt" style:font-weight-asian="normal" style:font-size-complex="10pt" style:font-weight-complex="normal"/>
    </style:style>
    <style:style style:name="P15" style:family="paragraph" style:parent-style-name="Standard">
      <style:paragraph-properties fo:margin-left="0.5035in" fo:margin-right="0in" fo:text-indent="-0.5035in" style:auto-text-indent="false" fo:break-before="page">
        <style:tab-stops/>
      </style:paragraph-properties>
      <style:text-properties style:font-name="Aparajita"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Standard">
      <style:paragraph-properties fo:margin-left="0.5035in" fo:margin-right="0in" fo:text-indent="-0.4953in" style:auto-text-indent="false" fo:break-before="page">
        <style:tab-stops/>
      </style:paragraph-properties>
      <style:text-properties style:font-name="Aparajita"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5035in" fo:margin-right="0in" fo:text-indent="-0.4953in" style:auto-text-indent="false">
        <style:tab-stops/>
      </style:paragraph-properties>
      <style:text-properties style:font-name="Aparajita"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5035in" fo:margin-right="0in" fo:text-indent="-0.4953in" style:auto-text-indent="false">
        <style:tab-stops/>
      </style:paragraph-properties>
      <style:text-properties style:font-name="Aparajita" fo:font-size="10pt" fo:font-style="normal" fo:font-weight="normal" fo:background-color="#83caff"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5035in" fo:margin-right="0in" fo:text-indent="-0.4953in" style:auto-text-indent="false">
        <style:tab-stops/>
      </style:paragraph-properties>
      <style:text-properties style:font-name="Aparajita" fo:font-size="10pt" fo:font-style="normal" fo:font-weight="normal" fo:background-color="transparent"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5035in" fo:margin-right="0in" fo:margin-top="0in" fo:margin-bottom="0in" fo:text-indent="-0.4953in" style:auto-text-indent="false">
        <style:tab-stops/>
      </style:paragraph-properties>
      <style:text-properties style:font-name="Aparajita" fo:font-size="10pt" fo:font-style="normal" fo:font-weight="normal" style:font-size-asian="10pt" style:font-size-complex="10pt"/>
    </style:style>
    <style:style style:name="P21" style:family="paragraph" style:parent-style-name="Standard">
      <style:paragraph-properties fo:margin-left="0.5035in" fo:margin-right="0in" fo:margin-top="0in" fo:margin-bottom="0in" fo:text-indent="-0.4953in" style:auto-text-indent="false">
        <style:tab-stops/>
      </style:paragraph-properties>
      <style:text-properties fo:font-variant="normal" fo:text-transform="none" fo:color="#000000" style:font-name="Aparajita" fo:font-size="10pt" fo:letter-spacing="normal" fo:font-style="normal" fo:font-weight="normal" style:font-size-asian="10pt" style:font-size-complex="10pt"/>
    </style:style>
    <style:style style:name="P22" style:family="paragraph" style:parent-style-name="Text_20_body">
      <style:paragraph-properties fo:margin-left="0.5035in" fo:margin-right="0in" fo:margin-top="0in" fo:margin-bottom="0in" fo:text-indent="-0.4953in" style:auto-text-indent="false">
        <style:tab-stops/>
      </style:paragraph-properties>
      <style:text-properties style:font-name="Aparajita" fo:font-size="10pt" fo:font-style="normal" style:font-size-asian="10pt" style:font-style-asian="normal" style:font-size-complex="10pt" style:font-style-complex="normal"/>
    </style:style>
    <style:style style:name="P23" style:family="paragraph" style:parent-style-name="Text_20_body">
      <style:paragraph-properties fo:margin-left="0.5035in" fo:margin-right="0in" fo:margin-top="0in" fo:margin-bottom="0in" fo:text-indent="-0.4953in" style:auto-text-indent="false">
        <style:tab-stops/>
      </style:paragraph-properties>
      <style:text-properties fo:font-variant="normal" fo:text-transform="none" fo:color="#000000" style:font-name="Aparajita" fo:font-size="10pt" fo:letter-spacing="normal" fo:font-style="normal" fo:font-weight="normal" style:font-size-asian="10pt" style:font-size-complex="10pt"/>
    </style:style>
    <style:style style:name="P24" style:family="paragraph" style:parent-style-name="Text_20_body">
      <style:paragraph-properties fo:margin-left="0.5035in" fo:margin-right="0in" fo:margin-top="0in" fo:margin-bottom="0in" fo:text-indent="-0.4953in" style:auto-text-indent="false">
        <style:tab-stops/>
      </style:paragraph-properties>
      <style:text-properties fo:font-variant="normal" fo:text-transform="none" fo:color="#000000" style:font-name="Aparajita" fo:font-size="10pt" fo:letter-spacing="normal" fo:font-style="normal" fo:font-weight="normal" style:font-size-asian="10pt" style:font-style-asian="normal" style:font-size-complex="10pt" style:font-style-complex="normal"/>
    </style:style>
    <style:style style:name="P25" style:family="paragraph" style:parent-style-name="Text_20_body">
      <style:paragraph-properties fo:margin-left="0.5035in" fo:margin-right="0in" fo:margin-top="0in" fo:margin-bottom="0in" fo:text-indent="-0.4953in" style:auto-text-indent="false">
        <style:tab-stops/>
      </style:paragraph-properties>
      <style:text-properties fo:font-variant="normal" fo:text-transform="none" fo:color="#000000" style:font-name="Aparajita" fo:font-size="10pt" fo:letter-spacing="normal" fo:font-style="normal" fo:font-weight="normal" fo:background-color="transparent" style:font-size-asian="10pt" style:font-style-asian="normal" style:font-size-complex="10pt" style:font-style-complex="normal"/>
    </style:style>
    <style:style style:name="P26" style:family="paragraph" style:parent-style-name="Text_20_body">
      <style:paragraph-properties fo:margin-left="0.5035in" fo:margin-right="0in" fo:margin-top="0in" fo:margin-bottom="0in" fo:text-indent="-0.4953in" style:auto-text-indent="false">
        <style:tab-stops/>
      </style:paragraph-properties>
      <style:text-properties fo:font-variant="normal" fo:text-transform="none" fo:color="#000000" style:font-name="Aparajita" fo:font-size="10pt" fo:letter-spacing="normal" fo:font-style="normal" fo:font-weight="normal" fo:background-color="transparent" style:font-size-asian="10pt" style:font-style-asian="normal" style:font-weight-asian="normal" style:font-size-complex="10pt" style:font-style-complex="normal" style:font-weight-complex="normal"/>
    </style:style>
    <style:style style:name="P27" style:family="paragraph" style:parent-style-name="Text_20_body">
      <style:paragraph-properties fo:margin-left="0.5035in" fo:margin-right="0in" fo:margin-top="0in" fo:margin-bottom="0in" fo:text-indent="-0.4953in" style:auto-text-indent="false">
        <style:tab-stops/>
      </style:paragraph-properties>
      <style:text-properties fo:font-variant="normal" fo:text-transform="none" fo:color="#000000" style:font-name="Aparajita" fo:font-size="10pt" fo:letter-spacing="normal" fo:font-style="normal" fo:font-weight="normal" fo:background-color="#579d1c" style:font-size-asian="10pt" style:font-style-asian="normal" style:font-size-complex="10pt" style:font-style-complex="normal"/>
    </style:style>
    <style:style style:name="P28" style:family="paragraph" style:parent-style-name="Text_20_body">
      <style:paragraph-properties fo:margin-left="0.5035in" fo:margin-right="0in" fo:margin-top="0in" fo:margin-bottom="0in" fo:text-indent="-0.4953in" style:auto-text-indent="false">
        <style:tab-stops/>
      </style:paragraph-properties>
      <style:text-properties fo:font-variant="normal" fo:text-transform="none" fo:color="#000000" style:font-name="Aparajita" fo:font-size="10pt" fo:letter-spacing="normal" fo:font-style="italic" fo:font-weight="normal" fo:background-color="#ffff00" style:font-size-asian="10pt" style:font-style-asian="italic" style:font-size-complex="10pt" style:font-style-complex="italic"/>
    </style:style>
    <style:style style:name="P29" style:family="paragraph" style:parent-style-name="Text_20_body">
      <style:paragraph-properties fo:margin-left="0.5035in" fo:margin-right="0in" fo:margin-top="0in" fo:margin-bottom="0in" fo:text-indent="-0.4953in" style:auto-text-indent="false">
        <style:tab-stops/>
      </style:paragraph-properties>
      <style:text-properties fo:font-variant="normal" fo:text-transform="none" fo:color="#000000" style:font-name="Aparajita" fo:font-size="10pt" fo:letter-spacing="normal" fo:font-style="italic" fo:font-weight="normal" style:font-size-asian="10pt" style:font-style-asian="italic" style:font-size-complex="10pt" style:font-style-complex="italic"/>
    </style:style>
    <style:style style:name="P30" style:family="paragraph" style:parent-style-name="Text_20_body">
      <style:paragraph-properties fo:margin-left="0.5035in" fo:margin-right="0in" fo:margin-top="0in" fo:margin-bottom="0in" fo:text-indent="-0.4953in" style:auto-text-indent="false">
        <style:tab-stops/>
      </style:paragraph-properties>
      <style:text-properties fo:font-variant="normal" fo:text-transform="none" fo:color="#000000" style:font-name="Aparajita" fo:font-size="10pt" fo:letter-spacing="normal" fo:font-style="italic" fo:font-weight="normal" fo:background-color="transparent" style:font-size-asian="10pt" style:font-style-asian="italic" style:font-weight-asian="normal" style:font-size-complex="10pt" style:font-style-complex="italic" style:font-weight-complex="normal"/>
    </style:style>
    <style:style style:name="P31" style:family="paragraph" style:parent-style-name="Text_20_body">
      <style:paragraph-properties fo:margin-left="0.5035in" fo:margin-right="0in" fo:margin-top="0in" fo:margin-bottom="0in" fo:text-indent="-0.4953in" style:auto-text-indent="false">
        <style:tab-stops/>
      </style:paragraph-properties>
      <style:text-properties fo:font-variant="normal" fo:text-transform="none" fo:color="#000000" style:font-name="Aparajita" fo:font-size="10pt" fo:letter-spacing="normal" fo:font-style="italic" fo:font-weight="normal" fo:background-color="#ffd320" style:font-size-asian="10pt" style:font-style-asian="italic" style:font-size-complex="10pt" style:font-style-complex="italic"/>
    </style:style>
    <style:style style:name="P32" style:family="paragraph" style:parent-style-name="Text_20_body">
      <style:paragraph-properties fo:margin-left="0.5035in" fo:margin-right="0in" fo:margin-top="0in" fo:margin-bottom="0in" fo:text-indent="-0.4953in" style:auto-text-indent="false">
        <style:tab-stops/>
      </style:paragraph-properties>
      <style:text-properties fo:font-variant="normal" fo:text-transform="none" fo:color="#000000" style:font-name="Aparajita" fo:font-size="10pt" fo:letter-spacing="normal" fo:font-style="italic" fo:font-weight="bold" fo:background-color="transparent" style:font-size-asian="10pt" style:font-style-asian="italic" style:font-weight-asian="bold" style:font-size-complex="10pt" style:font-style-complex="italic" style:font-weight-complex="bold"/>
    </style:style>
    <style:style style:name="P33" style:family="paragraph" style:parent-style-name="Standard">
      <style:paragraph-properties fo:margin-left="0.0083in" fo:margin-right="0in" fo:text-indent="0in" style:auto-text-indent="false">
        <style:tab-stops/>
      </style:paragraph-properties>
      <style:text-properties style:font-name="Aparajita" fo:font-size="10pt" fo:font-style="normal" fo:font-weight="normal" fo:background-color="transparent"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0083in" fo:margin-right="0in" fo:text-indent="0in" style:auto-text-indent="false">
        <style:tab-stops/>
      </style:paragraph-properties>
      <style:text-properties style:font-name="Aparajita" fo:font-size="10pt" fo:font-style="italic" fo:font-weight="normal" fo:background-color="transparent" style:font-size-asian="10pt" style:font-style-asian="italic" style:font-weight-asian="normal" style:font-size-complex="10pt" style:font-style-complex="italic" style:font-weight-complex="normal"/>
    </style:style>
    <style:style style:name="P35" style:family="paragraph" style:parent-style-name="Standard">
      <style:paragraph-properties fo:margin-left="0.0083in" fo:margin-right="0in" fo:text-indent="0in" style:auto-text-indent="false">
        <style:tab-stops/>
      </style:paragraph-properties>
      <style:text-properties style:font-name="Aparajita" fo:font-size="10pt" fo:font-style="italic" fo:font-weight="normal" fo:background-color="#aecf00" style:font-size-asian="10pt" style:font-style-asian="italic" style:font-weight-asian="normal" style:font-size-complex="10pt" style:font-style-complex="italic" style:font-weight-complex="normal"/>
    </style:style>
    <style:style style:name="P36" style:family="paragraph" style:parent-style-name="Text_20_body">
      <style:paragraph-properties fo:margin-left="0.4953in" fo:margin-right="0in" fo:margin-top="0in" fo:margin-bottom="0in" fo:text-indent="-0.4953in" style:auto-text-indent="false">
        <style:tab-stops/>
      </style:paragraph-properties>
      <style:text-properties fo:font-variant="normal" fo:text-transform="none" fo:color="#000000" style:font-name="Aparajita" fo:font-size="10pt" fo:letter-spacing="normal" fo:font-style="normal" fo:font-weight="normal" fo:background-color="transparent" style:font-size-asian="10pt" style:font-style-asian="normal" style:font-size-complex="10pt" style:font-style-complex="normal"/>
    </style:style>
    <style:style style:name="P37" style:family="paragraph" style:parent-style-name="Text_20_body">
      <style:paragraph-properties fo:margin-left="0.5035in" fo:margin-right="0in" fo:margin-top="0in" fo:margin-bottom="0in" fo:text-indent="-0.4953in" style:auto-text-indent="false">
        <style:tab-stops/>
      </style:paragraph-properties>
      <style:text-properties fo:font-variant="normal" fo:text-transform="none" fo:color="#000000" style:font-name="Aparajita" fo:font-size="10pt" fo:letter-spacing="normal" fo:font-style="normal" fo:font-weight="normal" fo:background-color="transparent" style:font-size-asian="10pt" style:font-style-asian="normal" style:font-size-complex="10pt" style:font-style-complex="normal"/>
    </style:style>
    <style:style style:name="P38" style:family="paragraph" style:parent-style-name="Text_20_body">
      <style:paragraph-properties fo:margin-left="0.5035in" fo:margin-right="0in" fo:margin-top="0in" fo:margin-bottom="0in" fo:text-indent="-0.4953in" style:auto-text-indent="false">
        <style:tab-stops/>
      </style:paragraph-properties>
      <style:text-properties fo:font-variant="normal" fo:text-transform="none" fo:color="#000000" style:font-name="Aparajita" fo:font-size="10pt" fo:letter-spacing="normal" fo:font-style="normal" fo:font-weight="normal" fo:background-color="transparent" style:font-size-asian="10pt" style:font-style-asian="normal" style:font-weight-asian="normal" style:font-size-complex="10pt" style:font-style-complex="normal" style:font-weight-complex="normal"/>
    </style:style>
    <style:style style:name="P39" style:family="paragraph" style:parent-style-name="Text_20_body">
      <style:paragraph-properties fo:margin-left="0.5035in" fo:margin-right="0in" fo:margin-top="0in" fo:margin-bottom="0in" fo:text-indent="-0.4953in" style:auto-text-indent="false">
        <style:tab-stops/>
      </style:paragraph-properties>
      <style:text-properties fo:font-variant="normal" fo:text-transform="none" fo:color="#000000" style:font-name="Aparajita" fo:font-size="10pt" fo:letter-spacing="normal" fo:font-style="normal" fo:font-weight="normal" fo:background-color="transparent" style:font-size-asian="10pt" style:font-style-asian="normal" style:font-weight-asian="normal" style:font-size-complex="10pt" style:font-style-complex="normal" style:font-weight-complex="normal"/>
    </style:style>
    <style:style style:name="P40" style:family="paragraph" style:parent-style-name="Text_20_body">
      <style:paragraph-properties fo:margin-left="0.5035in" fo:margin-right="0in" fo:margin-top="0in" fo:margin-bottom="0in" fo:text-indent="-0.4953in" style:auto-text-indent="false">
        <style:tab-stops/>
      </style:paragraph-properties>
      <style:text-properties fo:font-variant="normal" fo:text-transform="none" fo:color="#000000" style:font-name="Aparajita" fo:font-size="10pt" fo:letter-spacing="normal"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Text_20_body">
      <style:paragraph-properties fo:margin-left="0.5035in" fo:margin-right="0in" fo:margin-top="0in" fo:margin-bottom="0in" fo:text-indent="-0.4953in" style:auto-text-indent="false">
        <style:tab-stops/>
      </style:paragraph-properties>
      <style:text-properties fo:font-variant="normal" fo:text-transform="none" fo:color="#000000" style:font-name="Aparajita" fo:font-size="10pt" fo:letter-spacing="normal" fo:font-style="italic" fo:font-weight="normal" fo:background-color="transparent" style:font-size-asian="10pt" style:font-style-asian="italic" style:font-weight-asian="normal" style:font-size-complex="10pt" style:font-style-complex="italic" style:font-weight-complex="normal"/>
    </style:style>
    <style:style style:name="P42" style:family="paragraph" style:parent-style-name="Text_20_body">
      <style:paragraph-properties fo:margin-left="0.0083in" fo:margin-right="0in" fo:margin-top="0in" fo:margin-bottom="0in" fo:text-indent="0in" style:auto-text-indent="false">
        <style:tab-stops/>
      </style:paragraph-properties>
      <style:text-properties fo:font-variant="normal" fo:text-transform="none" fo:color="#000000" style:font-name="Aparajita" fo:font-size="10pt" fo:letter-spacing="normal" fo:font-style="normal" fo:font-weight="normal" fo:background-color="transparent" style:font-size-asian="10pt" style:font-style-asian="normal" style:font-size-complex="10pt" style:font-style-complex="normal"/>
    </style:style>
    <style:style style:name="P43" style:family="paragraph" style:parent-style-name="Text_20_body">
      <style:paragraph-properties fo:margin-left="0.0083in" fo:margin-right="0in" fo:margin-top="0in" fo:margin-bottom="0in" fo:text-indent="0in" style:auto-text-indent="false">
        <style:tab-stops/>
      </style:paragraph-properties>
      <style:text-properties fo:font-variant="normal" fo:text-transform="none" fo:color="#000000" style:font-name="Aparajita" fo:font-size="10pt" fo:letter-spacing="normal" fo:font-style="normal" fo:font-weight="normal" fo:background-color="transparent" style:font-size-asian="10pt" style:font-style-asian="normal" style:font-weight-asian="normal" style:font-size-complex="10pt" style:font-style-complex="normal" style:font-weight-complex="normal"/>
    </style:style>
    <style:style style:name="P44" style:family="paragraph" style:parent-style-name="Standard" style:list-style-name="L1">
      <style:paragraph-properties fo:margin-left="0.5035in" fo:margin-right="0in" fo:text-indent="-0.5035in" style:auto-text-indent="false">
        <style:tab-stops/>
      </style:paragraph-properties>
      <style:text-properties style:font-name="Aparajita"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background-color="transparent" style:font-style-asian="italic" style:font-style-complex="italic"/>
    </style:style>
    <style:style style:name="T5" style:family="text">
      <style:text-properties fo:font-style="italic" fo:background-color="#aecf00" style:font-style-asian="italic" style:font-style-complex="italic"/>
    </style:style>
    <style:style style:name="T6" style:family="text">
      <style:text-properties fo:font-style="italic" fo:background-color="#ffff00" style:font-style-asian="italic" style:font-style-complex="italic"/>
    </style:style>
    <style:style style:name="T7" style:family="text">
      <style:text-properties fo:font-style="normal" style:font-style-asian="normal" style:font-style-complex="normal"/>
    </style:style>
    <style:style style:name="T8" style:family="text">
      <style:text-properties fo:font-weight="bold" style:font-weight-asian="bold" style:font-weight-complex="bold"/>
    </style:style>
    <style:style style:name="T9" style:family="text">
      <style:text-properties fo:background-color="#579d1c"/>
    </style:style>
    <style:style style:name="T10" style:family="text">
      <style:text-properties fo:background-color="transparent"/>
    </style:style>
    <style:style style:name="T11" style:family="text">
      <style:text-properties fo:background-color="transparent" style:font-style-asian="normal" style:font-weight-asian="normal" style:font-style-complex="normal" style:font-weight-complex="normal"/>
    </style:style>
    <style:style style:name="T12" style:family="text">
      <style:text-properties fo:background-color="#83caff"/>
    </style:style>
    <style:style style:name="T13" style:family="text">
      <style:text-properties style:text-underline-style="none"/>
    </style:style>
    <style:style style:name="T14" style:family="text">
      <style:text-properties fo:background-color="#aecf00"/>
    </style:style>
    <style:style style:name="T15" style:family="text">
      <style:text-properties fo:background-color="#ff950e"/>
    </style:style>
    <style:style style:name="T16" style:family="text">
      <style:text-properties fo:background-color="#9999ff"/>
    </style:style>
    <style:style style:name="T17" style:family="text">
      <style:text-properties fo:background-color="#ff3333"/>
    </style:style>
    <style:style style:name="T18" style:family="text">
      <style:text-properties fo:background-color="#ff00ff"/>
    </style:style>
    <style:style style:name="T19" style:family="text">
      <style:text-properties fo:background-color="#ffff00"/>
    </style:style>
    <style:style style:name="T20" style:family="text">
      <style:text-properties fo:font-variant="normal" fo:text-transform="none" fo:color="#000000" fo:letter-spacing="normal"/>
    </style:style>
    <style:style style:name="T21" style:family="text">
      <style:text-properties fo:font-variant="normal" fo:text-transform="none" fo:color="#000000" fo:letter-spacing="normal" fo:font-weight="normal"/>
    </style:style>
    <style:style style:name="T22" style:family="text">
      <style:text-properties fo:background-color="#ffcc99"/>
    </style:style>
    <style:style style:name="T23" style:family="text">
      <style:text-properties fo:background-color="#e6ff00"/>
    </style:style>
    <style:style style:name="T24" style:family="text">
      <style:text-properties fo:background-color="#23ff2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LOGUE</text:p>
      <text:p text:style-name="P5"/>
      <text:p text:style-name="P11">Titles</text:p>
      <text:list xml:id="list29234955" text:style-name="L1">
        <text:list-item>
          <text:p text:style-name="P44">Two seconds black background. Music.</text:p>
        </text:list-item>
        <text:list-item>
          <text:p text:style-name="P44">Four seconds black background, “South Geneva Games” logo. </text:p>
        </text:list-item>
        <text:list-item>
          <text:p text:style-name="P44">One second black background.</text:p>
        </text:list-item>
        <text:list-item>
          <text:p text:style-name="P44">Four seconds oversized logo. SFX: prison door slam.</text:p>
        </text:list-item>
      </text:list>
      <text:p text:style-name="P6"/>
      <text:p text:style-name="P11">Scene 1</text:p>
      <text:p text:style-name="P13">INTERIOR: PRISON. Front desk. A former prisoner is being led up and given her possessions.</text:p>
      <text:p text:style-name="P13"/>
      <text:p text:style-name="P13">TEXT: Right click or use WASD to move.</text:p>
      <text:p text:style-name="P13"/>
      <text:p text:style-name="P13">CLERK [0] : There're your things, little miss. You're not so lucky to get out today.</text:p>
      <text:p text:style-name="P13"><text:tab/>PLAYER: Why's that? [goto 1]</text:p>
      <text:p text:style-name="P13"><text:tab/>PLAYER: [Say nothing.] [goto 1]</text:p>
      <text:p text:style-name="P13">CLERK [1] : It's raining out there. Not just like, “Shit, it's raining,” but like, “holy shit, it is <text:span text:style-name="T2">raining.</text:span><text:span text:style-name="T7">”</text:span></text:p>
      <text:p text:style-name="P13"><text:tab/>PLAYER: What's the difference? [goto 2]</text:p>
      <text:p text:style-name="P13"><text:tab/>PLAYER: [Say nothing.] [goto 2]</text:p>
      <text:p text:style-name="P13">CLERK [2] : With this kind of rain, they cancel buses. The next one isn't gonna get here until 5 AM tomorrow morning. [goto 3]</text:p>
      <text:p text:style-name="P13">CLERK [3] : And I'm sorry, but rules and regulations say we can't let you stay another night. You have to re-a-ssimilate, see. [goto 4]</text:p>
      <text:p text:style-name="P13">CLERK [4] : But we can give you your things back. Here. We can also give you this old raincoat. [goto 5]</text:p>
      <text:p text:style-name="P13">CLERK [5] : Ed, the last janitor before Billy, he left it here a couple months ago, then went home and died that night. [goto 6]</text:p>
      <text:p text:style-name="P13">CLERK [6] : It's like you were meant to have it! [<text:span text:style-name="T8">Player receives possessions]</text:span></text:p>
      <text:p text:style-name="P13"><text:span text:style-name="T8"><text:tab/></text:span><text:span text:style-name="T1">PLAYER: Thank you. </text:span><text:span text:style-name="T8">[Player receives raincoat] </text:span><text:span text:style-name="T1">[goto 7]</text:span></text:p>
      <text:p text:style-name="P14"><text:tab/>PLAYER: ...I don't want that coat. [goto 10]</text:p>
      <text:p text:style-name="P14">CLERK [7] : Anyway, there's a town about three miles that way. Maybe you can get a bus there. [large arrow appears, points to right of screen] [goto 8]</text:p>
      <text:p text:style-name="P14">CLERK [8] : I hate seeing a poor freed woman have to go out walking into the rain. But rules are rules. Take care, sweetie. [exit conversation, goto 9]</text:p>
      <text:p text:style-name="P14">(CLERK [9] : God-damn, it's like you have to leave one prison and head out into another. Sorry, hon.) [FINAL LOOP]</text:p>
      <text:p text:style-name="P14">CLERK [10] : Alright, suit yourself. [goto Guard 0]</text:p>
      <text:p text:style-name="P14">GUARD [0] : Or don't! Hah! [goto Clerk 7]</text:p>
      <text:p text:style-name="P14"/>
      <text:p text:style-name="P14">(GUARD [1] : Move along, please.) [LOOP]</text:p>
      <text:p text:style-name="P14"/>
      <text:p text:style-name="P14">1a. EXTERIOR: Prison front. Raining heavily. (Decrease rain as player moves right?)</text:p>
      <text:p text:style-name="P14"/>
      <text:p text:style-name="P14">1b. EXTERIOR: Highway. Raining less heavily. </text:p>
      <text:p text:style-name="P14"/>
      <text:p text:style-name="P14">1c. EXTERIOR: Highway. Deer see and run away from player. Rain has slowed significantly.</text:p>
      <text:p text:style-name="P14"/>
      <text:p text:style-name="P14">1d. EXTERIOR: Diner. “Closed” sign on window. “For Sale?”</text:p>
      <text:p text:style-name="P14"/>
      <text:p text:style-name="P14">1e. EXTERIOR: Highway. Signs posted at the side of the road: “DON'T TAKE”, “A CURVE”, “AT 60 PER”, “WE HATE TO LOSE”, “A CUSTOMER,” “Aphrodite Shampoo.”</text:p>
      <text:p text:style-name="P14"/>
      <text:p text:style-name="P14">1f. EXTERIOR: Highway. Guitar being tuned sounds. Faded, out-of-style sign with “Big Mountain Used Car Dealership” and an arrow pointing right.</text:p>
      <text:p text:style-name="P14"/>
      <text:p text:style-name="P14">1g. EXTERIOR: Highway. Low guitar twang. Bright, modern-looking “North Bridge Auto” sign and an arrow pointing right.</text:p>
      <text:p text:style-name="P14"/>
      <text:p text:style-name="P14">1h. EXTERIOR: Highway. Newer-looking “Big Mountain Used Car Dealership” sign with some boards nailed on advertising deals. Close by is a similar sign for “North Bridge Auto.”</text:p>
      <text:p text:style-name="P14"/>
      <text:p text:style-name="P14">1i. EXTERIOR: Highway. Dr.Seuss-esque signs for Big Mountain and North Bridge. </text:p>
      <text:p text:style-name="P14"/>
      <text:p text:style-name="P14">1j. EXTERIOR: Forking road, viewed from behind player. Big Mountain and North Bridge clearly visible, with a sign in the fork in the road with arrows pointing either direction.</text:p>
      <text:p text:style-name="P14"/>
      <text:p text:style-name="P11"><text:soft-page-break/>Scene 2a: Big Mountain Dealership</text:p>
      <text:p text:style-name="P6"/>
      <text:p text:style-name="P6"/>
      <text:p text:style-name="P15">aaTHO01: Line in the Sand (North Bridge Auto story)</text:p>
      <text:p text:style-name="P5"/>
      <text:p text:style-name="P11">SCENE 1.</text:p>
      <text:p text:style-name="P6"/>
      <text:p text:style-name="P6">FRIEDA [0] : Evening. We were about to close up just now, but I'm not one to turn away a customer. You got your eye on anything in particular, hon?</text:p>
      <text:p text:style-name="P6"><text:tab/><text:tab/>PLAYER: I'm not sure. What do you do here? <text:span text:style-name="T9">[goto 1]</text:span></text:p>
      <text:p text:style-name="P6"><text:tab/><text:tab/>PLAYER: No, I'm trying to get out of the rain. <text:span text:style-name="T12">[goto 8]</text:span></text:p>
      <text:p text:style-name="P6"><text:tab/><text:tab/>PLAYER: No, I'm looking for a ride. <text:span text:style-name="T14">[goto 9]</text:span></text:p>
      <text:p text:style-name="P6"/>
      <text:p text:style-name="P7">FRIEDA [1] : (puts her hands on her hips, cocks her head) Used cars, little lady. Nobody in the parking lot, so you must've got here on foot. You got any cash? What's your plan?</text:p>
      <text:p text:style-name="P8"><text:tab/><text:tab/><text:span text:style-name="T9">PLAYER: I just got out of prison. I don't have a ride, and they didn't send a bus. [goto 2]</text:span></text:p>
      <text:p text:style-name="P8">FRIEDA [2] : God damn. No family or anything?</text:p>
      <text:p text:style-name="P8"><text:tab/><text:tab/>PLAYER: None that'll give me a ride. [goto 3] [give Frieda <text:span text:style-name="T2">Doubt about family</text:span>]</text:p>
      <text:p text:style-name="P8"><text:tab/><text:tab/>PLAYER: No. No more. [goto 24]</text:p>
      <text:p text:style-name="P8"><text:tab/><text:tab/>PLAYER: [Say nothing] [goto 3] [give Frieda <text:span text:style-name="T2">Doubt about family</text:span>]</text:p>
      <text:p text:style-name="P6">FRIEDA [3] : Damnation. I wish I could help. Must be a hell of a readjustment. What were you in for?</text:p>
      <text:p text:style-name="P6"><text:tab/><text:tab/>PLAYER: [Truth] Tax fraud. [goto 4] [give player <text:span text:style-name="T2">History: In for tax fraud.</text:span>]</text:p>
      <text:p text:style-name="P6"><text:tab/><text:tab/>PLAYER: [Lie] Tax fraud. [goto 4] [give player <text:span text:style-name="T2">History: What Am I Here For?</text:span>]</text:p>
      <text:p text:style-name="P6"><text:tab/><text:tab/>PLAYER: [Truth] Drugs. [goto 5] [give player <text:span text:style-name="T2">History: In for drugs.]</text:span></text:p>
      <text:p text:style-name="P6"><text:tab/><text:tab/>PLAYER: [Lie] Drugs. [goto 5] [give player <text:span text:style-name="T2">History: What Am I Here For?</text:span>]</text:p>
      <text:p text:style-name="P6"><text:tab/><text:tab/>PLAYER: [Truth] A son-of-a-bitch hurt my family. I lost my head. [goto 6] [give player <text:span text:style-name="T3">History: Family troubles</text:span><text:span text:style-name="T13">]</text:span></text:p>
      <text:p text:style-name="P6"><text:tab/><text:tab/>PLAYER: [Lie] A son-of-a-bitch hurt my family. I lost my head. [goto 6] [give player <text:span text:style-name="T2">History: What Am I Here For?</text:span>]</text:p>
      <text:p text:style-name="P6"><text:tab/><text:tab/>PLAYER: I'd rather not say. [goto 7] [give player <text:span text:style-name="T2">History: What Am I Here For?</text:span>]</text:p>
      <text:p text:style-name="P6">FRIEDA [4] : Huh. That don't seem too bad. <text:span text:style-name="T15">[goto 10]</text:span></text:p>
      <text:p text:style-name="P6">FRIEDA [5] : Oh, you poor thing. I've got some family that fell into all that when I was younger. Complicated thing. <text:span text:style-name="T15">[goto 10]</text:span></text:p>
      <text:p text:style-name="P6">FRIEDA [6] : Huh. You may have to tell me the whole story at some point. (<text:span text:style-name="T2">Doubt about family ? </text:span>Sounds like there's a nuance or two there. : I hear you on family, though.) <text:span text:style-name="T15">[goto 10]</text:span></text:p>
      <text:p text:style-name="P8">FRIEDA [7] : Can't say I blame you. <text:span text:style-name="T15">[goto 10]</text:span></text:p>
      <text:p text:style-name="P6"/>
      <text:p text:style-name="P9">FRIEDA [8] : Well, you managed that much. Supposed to keep raining, though. You got any cash? What's your plan?</text:p>
      <text:p text:style-name="P6"><text:tab/><text:span text:style-name="T12">PLAYER: My sentence is up today. I don't have a ride, and they didn't send a bus. [goto 2]</text:span></text:p>
      <text:p text:style-name="P6"/>
      <text:p text:style-name="P10">FRIEDA [9] : I can sell you one, but you don't look like the cash-carrying type. What's your plan?</text:p>
      <text:p text:style-name="P10"><text:tab/>PLAYER: My sentence is up today. I don't have a ride, and they didn't send a bus. [goto 2]</text:p>
      <text:p text:style-name="P6"/>
      <text:p text:style-name="P12">5: You're staying.</text:p>
      <text:p text:style-name="P6"/>
      <text:p text:style-name="P6"><text:span text:style-name="T15">FRIEDA [10]</text:span> : Well, listen, I can't give you a ride, but the rain's only supposed to keep coming tonight, and I don't want you hounded by the folks over at Big Mountain. </text:p>
      <text:p text:style-name="P6"><text:tab/>(<text:span text:style-name="T2">Family troubles </text:span>? That and I believe in giving people second chances. Y : null) </text:p>
      <text:p text:style-name="P6"><text:tab/>(<text:span text:style-name="T2">In for drugs ? <text:s/></text:span>They throw you back on the street after all you've been through and just expect you to be fine. Makes me sick. Y : null) </text:p>
      <text:p text:style-name="P6"><text:tab/>(<text:span text:style-name="T2">In for tax fraud ? </text:span>You don't quite sound the violent type. Even so, y : null)</text:p>
      <text:p text:style-name="P6"><text:tab/>ou'll understand if we keep an eye on you, but you can camp out in our break room tonight. Rain should at least slow by tomorrow morning.</text:p>
      <text:p text:style-name="P6"><text:tab/>PLAYER: But you don't even know me. [goto 11]</text:p>
      <text:p text:style-name="P6">FRIEDA [11] : Well, I know someone in a bind when I see her, and I know when someone else can help her out. Head to the washroom and clean yourself up a bit; I'll tidy up the break room.</text:p>
      <text:p text:style-name="P6"><text:tab/><text:tab/>PLAYER: Thank yo – [goto 12]</text:p>
      <text:p text:style-name="P6"><text:tab/><text:tab/>PLAYER: I apprecia - [goto 12]</text:p>
      <text:p text:style-name="P6"><text:tab/><text:tab/>PLAYER: But I can't - [goto 12]</text:p>
      <text:p text:style-name="P6">FRIEDA [12] : Hush up and wash up, hon. I'm not leaving you alone out there tonight. [Frieda leaves]</text:p>
      <text:p text:style-name="P6"/>
      <text:p text:style-name="P6">[ Player can explore the inside of the dealership. Two or three rooms. They enter washroom, use sink, and leave to see Luke standing outside the door. ]</text:p>
      <text:p text:style-name="P6"/>
      <text:p text:style-name="P1"/>
      <text:p text:style-name="P16">LUKE [0] : Frieda does love to take in strays, doesn't she?</text:p>
      <text:p text:style-name="P17"><text:tab/><text:tab/>PLAYER: Who are you? <text:span text:style-name="T9">[goto 1]</text:span></text:p>
      <text:p text:style-name="P17"><text:tab/><text:tab/>PLAYER: Frieda? <text:span text:style-name="T9">[goto 1]</text:span></text:p>
      <text:p text:style-name="P17"><text:tab/><text:tab/>PLAYER: Fuck you. <text:span text:style-name="T9">[goto 1]</text:span></text:p>
      <text:p text:style-name="P17"><text:span text:style-name="T9">LUKE [1]</text:span> : She didn't even tell you her name, did she? The woman who took you in is named Frieda. I'm Luke. I'm sort of the bastard child of the Owenson family. [Luke grins, showing his teeth.] [goto 2]</text:p>
      <text:p text:style-name="P17">LUKE [2] : I'll bet you she didn't ask <text:span text:style-name="T2">your</text:span> name, either. Am I wrong?</text:p>
      <text:p text:style-name="P17"><text:tab/><text:tab/>PLAYER: No. She didn't. <text:span text:style-name="T12">[goto 3]</text:span></text:p>
      <text:p text:style-name="P17"><text:tab/><text:tab/>PLAYER: [Lie] She did. She's considerate. [goto 4]</text:p>
      <text:p text:style-name="P17"><text:tab/><text:tab/>PLAYER: Fuck you. It's none of your business. <text:span text:style-name="T12">[goto 3]</text:span></text:p>
      <text:p text:style-name="P18">LUKE [3]<text:span text:style-name="T10"> : She'll take in a convict without even knowing her name? That seems off, doesn't it? </text:span></text:p>
      <text:p text:style-name="P18"><text:span text:style-name="T10">LUKE [5] : She slipped up. She already knows who you are – </text:span><text:span text:style-name="T4">and </text:span><text:span text:style-name="T10">your name. She already knows you were coming here. [Luke's grin is more teeth than grin at this point.] [FRIEDA ENTERS – GO TO </text:span><text:span text:style-name="T5">10: The Brothers Grim.</text:span><text:span text:style-name="T14">]</text:span></text:p>
      <text:p text:style-name="P18"><text:span text:style-name="T10">LUKE [4] : I know bullshit when I see it, child. I heard you two. [goto 3] [give Luke </text:span><text:span text:style-name="T4">-1 disposition to player</text:span><text:span text:style-name="T10">]</text:span></text:p>
      <text:p text:style-name="P33"/>
      <text:p text:style-name="P35">10: The Brothers Grim</text:p>
      <text:p text:style-name="P34"/>
      <text:p text:style-name="P19">FRIEDA [13] : Luke! Get out of here! Leave the poor girl alone, she wants none of you in her ear. [goto Luke 5]</text:p>
      <text:p text:style-name="P19"/>
      <text:p text:style-name="P19">LUKE [6] : Yes, ma'am. Sorry, ma'am. [His tone is genuinely obsequious, completely different than a moment ago.] [goto Frieda 14]</text:p>
      <text:p text:style-name="P19"/>
      <text:p text:style-name="P19">FRIEDA [14] : Come in here, hon. I've got an air mattress going. [They go to the other room.]</text:p>
      <text:p text:style-name="P19">FRIEDA [15] : I hope Luke wasn't bothering you. What was he saying?</text:p>
      <text:p text:style-name="P19"><text:tab/><text:tab/>PLAYER: [Lie] Something about Big Mountain. I've heard both of you mention that – I saw signs; is that the other dealership? [<text:span text:style-name="T15">goto 16]</text:span></text:p>
      <text:p text:style-name="P19"><text:tab/><text:tab/>PLAYER: Well, Miss – uh... <text:span text:style-name="T16">[goto 18]</text:span></text:p>
      <text:p text:style-name="P19"><text:tab/><text:tab/>PLAYER: I didn't really pay attention. Pardon my saying so, but he's creepy. [goto 23]</text:p>
      <text:p text:style-name="P19"><text:span text:style-name="T15">FRIEDA [16] </text:span>: Sure is. Big Mountain's a shithole. Luke's creepy, but compared to that crew over at Big Mountain, he's Clark Gable winking at you at the opera.</text:p>
      <text:p text:style-name="P19"><text:tab/><text:tab/>PLAYER: So, still pretty creepy, then. <text:span text:style-name="T18">[goto 17]</text:span></text:p>
      <text:p text:style-name="P19"><text:span text:style-name="T18">FRIEDA [17]</text:span> : Hah! You're quick on your feet, hon. I mean that Luke's a gentleman compared to any of them. None of them are bound for any good end. <text:span text:style-name="T16">[goto 18]</text:span></text:p>
      <text:p text:style-name="P19"><text:span text:style-name="T16">FRIEDA [18]</text:span> : I'm Frieda. I didn't tell you before, did I? What's your name?</text:p>
      <text:p text:style-name="P19"><text:tab/><text:tab/>PLAYER: %name. [goto 19]</text:p>
      <text:p text:style-name="P19"><text:tab/><text:tab/>PLAYER: [Lie] Chris. [goto 19] [give player <text:span text:style-name="T2">Lied about my name.</text:span> Give Frieda <text:span text:style-name="T2">Player lied about her name.</text:span>]</text:p>
      <text:p text:style-name="P19">FRIEDA [19] : Well, it's a pleasure to meet you. There are some magazines and such on the table, and I brought some of my own clothes for you – they're clean and dry. Come out back to the trailers whenever you'd like; my boys are pulling dinner together and you must be starving.</text:p>
      <text:p text:style-name="P19"><text:tab/><text:tab/>PLAYER: Thank you, Frieda. [goto 20]</text:p>
      <text:p text:style-name="P19"><text:tab/><text:tab/>PLAYER: Why are you doing all this for me? <text:span text:style-name="T9">[goto 21]</text:span></text:p>
      <text:p text:style-name="P19">FRIEDA [20] : Don't mention it, hon. I'll see you out back. <text:s text:c="2"/><text:span text:style-name="T17">[END]</text:span></text:p>
      <text:p text:style-name="P19"><text:span text:style-name="T9">FRIEDA [21]</text:span> : … [goto 22]</text:p>
      <text:p text:style-name="P19">FRIEDA [22] : See a body in need, you help them out, that's what I was raised to believe. Besides, I might be stuck on your doorstep one day, y'know?</text:p>
      <text:p text:style-name="P19"><text:tab/><text:tab/>PLAYER: Thank you, Frieda. [goto 20]</text:p>
      <text:p text:style-name="P19">FRIEDA [23] : Never a truer word was spoken, sweetheart. But listen – you're better off here than anywhere else tonight. Big Mountain, the only other group in walking distance, that's a shithole. Luke's creepy, but compared to that crew over at Big Mountain, he's Clark Gable winking at you at the opera.</text:p>
      <text:p text:style-name="P19"><text:tab/><text:tab/>PLAYER: So, still pretty creepy, then. <text:span text:style-name="T18">[goto 17]</text:span></text:p>
      <text:p text:style-name="P2"/>
      <text:p text:style-name="P2">[ Frieda leaves and the character can change into Frieda's clothes. If so, add <text:span text:style-name="T2">Frieda's clothes</text:span> to inventory.]</text:p>
      <text:p text:style-name="P2"/>
      <text:p text:style-name="P2">[ When player leaves, go to <text:span text:style-name="T6">15: In The Hall of the Mountain-King</text:span><text:span text:style-name="T19">]</text:span></text:p>
      <text:p text:style-name="P2"/>
      <text:p text:style-name="P3"/>
      <text:p text:style-name="P4">SCENE 2.</text:p>
      <text:p text:style-name="P3"/>
      <text:p text:style-name="P3">15: In The Hall of the Mountain-King</text:p>
      <text:p text:style-name="P3"/>
      <text:p text:style-name="P2">[ Player goes out the back door to a large, still Seuss-esque trailer. It is painted bright yellow. There is a wolf's head over the front door, and the number 540 on one side of the door. Frieda is standing outside, smoking. ]</text:p>
      <text:p text:style-name="P2"/>
      <text:p text:style-name="P19">FRIEDA [0] : There you are, hon! Come on back and meet the family. They're looking forward to seeing you – they know where you're coming from, but it's okay, we don't judge. Hell, I should be worried about you judging us. It's a little raucous in there – you're not averse to alcohol, are you?</text:p>
      <text:p text:style-name="P19"><text:tab/>PLAYER: No, I'm not. [goto 1]</text:p>
      <text:p text:style-name="P19"><text:tab/>PLAYER: Just the opposite, Frieda. [goto 2]</text:p>
      <text:p text:style-name="P19"><text:tab/>PLAYER: Actually, I don't drink. [goto 3]</text:p>
      <text:p text:style-name="P19">FRIEDA [1] : Good! You'd have a hell of a time if you were! [goto 4]</text:p>
      <text:p text:style-name="P19">FRIEDA [2] : Ah, Lord. My boys'll love you. [goto 4]</text:p>
      <text:p text:style-name="P19">FRIEDA [3] : Ah – well, hmmm. I maybe wouldn't mention that to them. We don't care that you're a con, but you'll get funny looks here for being a teetotaler. [goto 4]</text:p>
      <text:p text:style-name="P19">FRIEDA [4] : In any case, come on in!</text:p>
      <text:p text:style-name="P19"/>
      <text:p text:style-name="P19">[Player enters]</text:p>
      <text:p text:style-name="P19"/>
      <text:p text:style-name="P19">[The inside of the trailer is hot, close, and packed. There is a large table in the center, pulled together out of many smaller tables and with a massive stitched-together tablecloth. There is food of all varieties and qualities on the table – everything from a full roasted turkey and sushi to half-empty cans of Spam and Jell-O. Around the table are sitting <text:span text:style-name="T8">Toby, Sandra, Henry, Luke, Tyler, Vincent, and Terry.</text:span> Frieda leads the player in. The family members are pounding on the table and singing, being led by a raucous Terry.]</text:p>
      <text:p text:style-name="P19"/>
      <text:p text:style-name="P20"><text:span text:style-name="T11">TERRY [0] : </text:span><text:bookmark text:name="id01032"/><text:span text:style-name="T20">Tomorrow is Saint Valentine's day</text:span></text:p>
      <text:p text:style-name="P21"><text:tab/>All in the morning betime,<text:line-break/>And I a maid at your window,<text:line-break/>To be your Valentine.</text:p>
      <text:p text:style-name="P23"><text:tab/>Then up he rose and donned his clothes,<text:line-break/>And dupp'd the chamber door,<text:line-break/>Let in the maid, that out a maid<text:line-break/>Never departed more!</text:p>
      <text:p text:style-name="P23">TYLER [0] : Hah! Fucking great, Terry!</text:p>
      <text:p text:style-name="P23">VINCENT [0] : Great shit!</text:p>
      <text:p text:style-name="P23">TOBY [0] : I still don't understand it.</text:p>
      <text:p text:style-name="P23">TERRY [1] : No, you do, Toby! Think – it's Valentine's Day, this girl's waiting outside the window, she goes in a virgin, she comes out not a virgin. What happened?</text:p>
      <text:p text:style-name="P23">TOBY [1] : Shit! Ha! They fucked!</text:p>
      <text:p text:style-name="P23">TERRY [2] : Fucking right they did!</text:p>
      <text:p text:style-name="P23">TOBY [2] : Holy shit! And they teach that to horny teenagers!</text:p>
      <text:p text:style-name="P23">TERRY [3] : And horny grad students. It's all over, Toby. It was school's biggest fucking con to convince you that it was boring.</text:p>
      <text:p text:style-name="P23">FRIEDA [5] : Owensons! We have another guest!</text:p>
      <text:p text:style-name="P23">ALL : HEY! Hello! Hi! Welcome! Sit down!</text:p>
      <text:p text:style-name="P23">[ Player sits on end of table, between Toby and Frieda. ]</text:p>
      <text:p text:style-name="P23"/>
      <text:p text:style-name="P28">20: Dinner in the Hall</text:p>
      <text:p text:style-name="P29"/>
      <text:p text:style-name="P24">LUKE [0] : Other Guest, before you have a chance to worry, I want to reassure you that Frieda here told us everything and that we're welcoming you with open arms. There's no judgment here.</text:p>
      <text:p text:style-name="P24">HENRY [0] : Shut the fuck up, Luke. [There is an edge to his voice.]</text:p>
      <text:p text:style-name="P24">VINCENT [1] : Yeah, really, Luke, fuck off.</text:p>
      <text:p text:style-name="P24">LUKE [1] : Somebody had to say it. I didn't want the poor girl worrying.</text:p>
      <text:p text:style-name="P24">FRIEDA [6] : Owensons! Guests! Enough! We're here to eat and enjoy each others' company. Say Grace, Henry, if my children are all done with their profanity for now.</text:p>
      <text:p text:style-name="P24">HENRY [1] : Yes, ma'am. [All bow their heads.]</text:p>
      <text:p text:style-name="P22"><text:span text:style-name="T21">HENRY [2] : Thank you, Lord, for bringing us here together today. Thank you for the opportunity to share in the company of our guests and the </text:span><text:soft-page-break/><text:span text:style-name="T21">Owensons' long-lost Terry. Keep Mr. Owenson safe until he comes home. And Lord, we pray for our fallen brother and friend, Brandon. Keep him safe in Your company, Lord. Amen.</text:span></text:p>
      <text:p text:style-name="P24">FRIEDA [7] : [slowly at first] Thank you, Henry. [more upbeat, with an effort] And now, to health! [she downs a glass]</text:p>
      <text:p text:style-name="P24">ALL: Hey! Ha! To health! [All down glasses.]</text:p>
      <text:p text:style-name="P24"/>
      <text:p text:style-name="P24">[SOUNDS: Ambient muffled table conversation and silverware. Nothing particularly loud or overpowering.]</text:p>
      <text:p text:style-name="P24"/>
      <text:p text:style-name="P24">TOBY [3] : So, you're Mom's new stray, huh?</text:p>
      <text:p text:style-name="P24"><text:tab/><text:tab/>PLAYER: I guess I am. Who are you? <text:span text:style-name="T9">[goto 4]</text:span></text:p>
      <text:p text:style-name="P24"><text:tab/><text:tab/>PLAYER: You know, that's the second time someone's called me that. <text:span text:style-name="T15">[goto 5]</text:span></text:p>
      <text:p text:style-name="P24"><text:span text:style-name="T9">TOBY [4]</text:span> : I'm Toby. I'm an Owenson, born and bred. I do a lot of the lifting around here. You could've probably guessed that, though, huh?</text:p>
      <text:p text:style-name="P24"><text:tab/><text:tab/>PLAYER: What's the 'long-lost' bit about? <text:span text:style-name="T22">[goto 6]</text:span></text:p>
      <text:p text:style-name="P36"><text:tab/><text:tab/>PLAYER: Where's Mr. Owenson? Away? <text:span text:style-name="T19">[goto 8]</text:span></text:p>
      <text:p text:style-name="P36"><text:tab/><text:tab/>PLAYER: Who's Brandon? [goto 14]</text:p>
      <text:p text:style-name="P36"><text:tab/><text:tab/>PLAYER: By the way, it means a lot to me that you and your family are doing this. Thanks. [start eating] <text:span text:style-name="T24">[goto 10]</text:span></text:p>
      <text:p text:style-name="P36"><text:tab/><text:tab/>PLAYER: I'm starving. [start eating] <text:span text:style-name="T18">[goto 11]</text:span></text:p>
      <text:p text:style-name="P24"><text:span text:style-name="T15">TOBY [5] </text:span>: [A look passes between Toby and Frieda, subtly and quickly.] Ah – yeah, Mom just tends to do that, so we give her a hard time for it. Henry over there's a stray, too, and Terry might as well be. <text:span text:style-name="T9">[goto 4]</text:span></text:p>
      <text:p text:style-name="P27"/>
      <text:p text:style-name="P25"><text:span text:style-name="T22">TOBY [6]</text:span> : That's Terry. She's the one who was singing when you came in. She's been at school for a while now. We're not much of a 'school' family, so it's nice to have her back.</text:p>
      <text:p text:style-name="P25">FRIEDA [8] : Toby, that's bullshit and you know it. You know what your father'd say if he was here.</text:p>
      <text:p text:style-name="P25">TOBY [7] : Yeah. If he was here. It's been a while, huh?</text:p>
      <text:p text:style-name="P25">FRIEDA [9] : Shut your mouth, child.</text:p>
      <text:p text:style-name="P25">SANDRA [0] : Heh. <text:span text:style-name="T9">[goto 4]</text:span></text:p>
      <text:p text:style-name="P27"/>
      <text:p text:style-name="P25"><text:span text:style-name="T23">TOBY [8] </text:span>: Dad's out on one of his walks. He might be back later tonight, maybe sometime tomorrow. He comes and goes, you know?</text:p>
      <text:p text:style-name="P25"><text:tab/><text:tab/>PLAYER: What does he do? [goto 9]</text:p>
      <text:p text:style-name="P25"><text:tab/><text:tab/>PLAYER: Sure, I get it. <text:span text:style-name="T9">[goto 4]</text:span></text:p>
      <text:p text:style-name="P25">TOBY [9] : He and Mom own the place. They bought it a couple years ago and have been running it ever since. [leans in and whispers] Lately he kind of just screws around. He'll meet you in the middle of the road two miles away from here after not being at the house for a day, and he'll act like he meant it all along. He's losing his shit a bit, to tell you the truth.</text:p>
      <text:p text:style-name="P25"><text:tab/><text:tab/>PLAYER: I see. <text:span text:style-name="T9">[goto 4]</text:span></text:p>
      <text:p text:style-name="P27"/>
      <text:p text:style-name="P25"><text:span text:style-name="T24">TOBY [10]</text:span> : Well, hey, that's okay. We'll swoop in and pick you up off of the battlefield, huh?</text:p>
      <text:p text:style-name="P25">SANDRA [1] : You're sweet, lady. You'll do okay tonight. <text:span text:style-name="T18">[goto 11]</text:span></text:p>
      <text:p text:style-name="P25"/>
      <text:p text:style-name="P25"><text:span text:style-name="T18">TOBY [11]</text:span> : Hey, by the way, this is my wife, Sandra.</text:p>
      <text:p text:style-name="P25"><text:tab/><text:tab/>PLAYER: Hey. Nice to meet you. [goto Sandra 2]</text:p>
      <text:p text:style-name="P25">SANDRA [2] : Yeah, same here. </text:p>
      <text:p text:style-name="P25">TOBY [12] : She can help you get all situated after we eat. She's a sweet one, my Sandy.</text:p>
      <text:p text:style-name="P25"><text:tab/><text:tab/>PLAYER: Thanks to all of you. I really don't know what to say. [goto 13]</text:p>
      <text:p text:style-name="P25">TOBY [13] : Hey, you don't have to say anything -</text:p>
      <text:p text:style-name="P25">FRIEDA [9] : Just eat! That's what you're here for, anyway! [Frieda smiles warmly, but tiredly, as you all begin to eat.] [FADE TO BLACK]</text:p>
      <text:p text:style-name="P25"/>
      <text:p text:style-name="P25">TOBY [14] : Ah. He's – he's our brother. He had an accident a couple years ago. Got sick. We, uh, don't really like to talk about it.</text:p>
      <text:p text:style-name="P25"/>
      <text:p text:style-name="P25">Fade to black.</text:p>
      <text:p text:style-name="P25"/>
      <text:p text:style-name="P32">SCENE 3.</text:p>
      <text:p text:style-name="P31">25: Valhalla</text:p>
      <text:p text:style-name="P25"/>
      <text:p text:style-name="P25">Fade from black. Music. Player and Sandra are in break room, preparing player's things.</text:p>
      <text:p text:style-name="P25"/>
      <text:p text:style-name="P25">SANDRA [0] : So, Ms. Owenson got some things laid out for you – there's a toothbrush there and the magazines on the table. You should be okay with all of that stuff.</text:p>
      <text:p text:style-name="P25"><text:tab/><text:tab/>PLAYER : Thanks again. [goto 1]</text:p>
      <text:p text:style-name="P25"><text:soft-page-break/>SANDRA [1] : Sure thing. You're lucky to have found them. They're a little bit crazy, but some really great people.</text:p>
      <text:p text:style-name="P25"><text:tab/><text:tab/>PLAYER : How did you meet Toby? [goto 2]</text:p>
      <text:p text:style-name="P25">SANDRA [2] : Yeah, he's a catch, right? I was in a coed fraternity at school and I met him at a party. We really hit it off. It was love-at-first-sight kind of thing, you know? </text:p>
      <text:p text:style-name="P25">SANDRA [3] : ...Hey, by the way, I'm sorry for Luke's behavior. I know he's kind of an asshole.</text:p>
      <text:p text:style-name="P25"><text:tab/><text:tab/>PLAYER : Yeah, he is. Why does the family keep him around? [goto 4]</text:p>
      <text:p text:style-name="P25"><text:tab/><text:tab/>PLAYER : It's okay. You learn to deal with shit like that. [goto 4]</text:p>
      <text:p text:style-name="P25"><text:tab/><text:tab/>PLAYER : He needs to stay away from me. [goto 5]</text:p>
      <text:p text:style-name="P25">SANDRA [4] : He's an incredible salesman. Incredible. Like, I saw a guy walk in here the other day looking for a sedan and Luke sends him home with two of the biggest pickups we've got and plans to go partying that weekend. [goto 6]</text:p>
      <text:p text:style-name="P25">SANDRA [5] : Now, listen, he's kind of weird, but he's got some good points.[goto 4]</text:p>
      <text:p text:style-name="P42"/>
      <text:p text:style-name="P25">SANDRA [6] : Anyway, you should be all set here tonight. [She looks uncomfortable.] Just – look, Luke's sketchy but he's okay. I mean, you should come out to the back whenever you're situated. The family usually gets together and tells stories on free nights.</text:p>
      <text:p text:style-name="P25">SANDRA [7] : I know it sounds weird. I thought it was too, when I first heard about it. But it's nice, you know? They have some really strong shit to drink, they smoke a bit, they've got the fire, it gets all quiet...and they tell these – I don't know, these stories. It's weird. It feels old.</text:p>
      <text:p text:style-name="P25">SANDRA [8] : It's wild. I love it now. You'll see.</text:p>
      <text:p text:style-name="P25"><text:tab/>PLAYER: Sure. I'll come out and see. [goto 9]</text:p>
      <text:p text:style-name="P25"><text:tab/>PLAYER: Maybe. Thanks, Sandra. [goto 9]</text:p>
      <text:p text:style-name="P25">SANDRA [9] : Look, you really should. It'd help you see why they keep Luke around. Anyway. I'll see you out there.</text:p>
      <text:p text:style-name="P25"/>
      <text:p text:style-name="P25">[She leaves.]</text:p>
      <text:p text:style-name="P25"/>
      <text:p text:style-name="P25">[ Interposing scene – run into Henry? ]</text:p>
      <text:p text:style-name="P25"/>
      <text:p text:style-name="P32">SCENE 4.</text:p>
      <text:p text:style-name="P30">The Story</text:p>
      <text:p text:style-name="P30"/>
      <text:p text:style-name="P26">[Player goes outside and sees family sitting around a crackling bonfire. Luke is in the middle of a story. Henry smiles at player, hands her a drink.]</text:p>
      <text:p text:style-name="P26"/>
      <text:p text:style-name="P26">LUKE [0] : I've got a story for you all. I've got an old American story. Now, you know I'm not from around here, so I wasn't raised with stories like this, but God-damn, they catch your attention when you do hear them. And I'm going to tell it as best I can.</text:p>
      <text:p text:style-name="P30">[pause]</text:p>
      <text:p text:style-name="P26">LUKE [1] : [music starts] Stagger Lee was a bad, evil man.</text:p>
      <text:p text:style-name="P43">LUKE [2] : [goto interruption]</text:p>
      <text:p text:style-name="P43">VINCENT [0] : Yeah! Okay!</text:p>
      <text:p text:style-name="P43">VINCENT [1] : [interrupt]</text:p>
      <text:p text:style-name="P43">TERRY [0] : Good one, Luke, good choice.</text:p>
      <text:p text:style-name="P39">TERRY [1] : [interrupt]</text:p>
      <text:p text:style-name="P39">LUKE [3] : Stagger Lee was so bad, the flies wouldn't buzz around his head in the summer. Stagger Lee was so evil, the snow wouldn't fall on his house in the winter.</text:p>
      <text:p text:style-name="P39">LUKE [4] : Stagger Lee was so rotten-to-the-core, when he ate, he'd shit it right out, the food wanted nothing to do with his body. He was so hateful, when he drank, he had to sneak up on the glass so the water wouldn't see him coming and leap out onto the table.</text:p>
      <text:p text:style-name="P39">LUKE [5] : But Stagger Lee had a rule, foul as he was. And his rule was that Stagger Lee didn't kill. </text:p>
      <text:p text:style-name="P39">LUKE [6] : Now, this may surprise you – wouldn't a bad, evil man like Stagger Lee love killing? But bad, evil Stagger Lee knew that for all his wickedness, he couldn't swindle a dead woman out of her last penny; he couldn't con a dead man out of his gold watch.</text:p>
      <text:p text:style-name="P39">LUKE [7] : So bad, evil Stagger Lee didn't kill, but for one time.</text:p>
      <text:p text:style-name="P39">LUKE [8] : Bad, evil Stagger Lee was drinking alone in the bar one night. He'd swindled a stranger into paying for his drink, and stolen an extra one besides, he was so bad.</text:p>
      <text:p text:style-name="P39">LUKE [9] : And that stranger grew upset at bad, evil Stagger Lee when he figured out what'd happened. So he came over to bad, evil Stagger Lee and called him out on it.</text:p>
      <text:p text:style-name="P39">LUKE [10] : And bad, evil Stagger Lee stood up and looked at the stranger, grinning ear to ear. All six foot tall of him seemed to cram itself into that nasty, shining grin.</text:p>
      <text:p text:style-name="P39">LUKE [11] : But the stranger didn't know about how bad Stagger Lee was, about how evil Stagger Lee was. So the stranger reaches up to Stagger Lee's hat, six feet off the ground, and knocks it off. Flicks it right off!</text:p>
      <text:p text:style-name="P39">LUKE [12] : And the place goes silent. They all know what's just been done.</text:p>
      <text:p text:style-name="P39">LUKE [13] : See, Stagger Lee was a cowardly man at heart. He was afraid, specifically, of being seen as a woman. He thought that women were weaker <text:soft-page-break/>than men, since that's what his daddy and his granddaddy had all told him.</text:p>
      <text:p text:style-name="P39">LUKE [14] : And the only people who didn't wear hats in that time and in that place were – I think you can guess – women.</text:p>
      <text:p text:style-name="P39">LUKE [15] : And there stood bad, evil Stagger Lee, not wearing a hat in that time and it that place.</text:p>
      <text:p text:style-name="P39">LUKE [16] : The insult, such as it was, was made; the insult was understood by everyone and everything in the room. And there was a hush.</text:p>
      <text:p text:style-name="P39">LUKE [17] : Now, some time afterwards, two men and a lady said they blinked, so they didn't see it, but everyone heard it. </text:p>
      <text:p text:style-name="P39">LUKE [18] : BANG! [SFX – gunshot, crackling]</text:p>
      <text:p text:style-name="P39">LUKE [19] : Bad, evil Stagger Lee whipped out his pistol so fast and shot that stranger dead so fast, the other man hit the ground before the hat did.</text:p>
      <text:p text:style-name="P39">LUKE [20] : And Stagger Lee takes the stranger's hat off the stranger's dead body and knocks it off. Flicks it right off. And he collects his own hat and walks away.</text:p>
      <text:p text:style-name="P39">LUKE [21] : And that's the only time bad, evil Stagger Lee, bad as he was, ever killed a man.</text:p>
      <text:p text:style-name="P39">LUKE [22] : [int]</text:p>
      <text:p text:style-name="P39">ALL : [clapping] [hey! Good!]</text:p>
      <text:p text:style-name="P39">FRIEDA [0] : Owensons, you've put in a good week's worth of work. I'm to run the shop myself tomorrow; anyone who wants to join me can. Otherwise, I'm off to bed. Happy Wednesday to you all. Toby, keep the music down tonight, won't you?</text:p>
      <text:p text:style-name="P39">FRIEDA [1] : [int]</text:p>
      <text:p text:style-name="P39">ALL : Same to you!</text:p>
      <text:p text:style-name="P39"/>
      <text:p text:style-name="P39">[they break up into groups. Luke approaches the player.]</text:p>
      <text:p text:style-name="P39"/>
      <text:p text:style-name="P39">LUKE [22] : So? How did you like it?</text:p>
      <text:p text:style-name="P39"><text:tab/>PLAYER: It wasn't bad, actually. [goto 23]</text:p>
      <text:p text:style-name="P39"><text:tab/>PLAYER: I didn't. [goto 23]</text:p>
      <text:p text:style-name="P39">LUKE [23] : Ah! What a shame. It could've been better. I usually have people fawning after these bonfire nights.</text:p>
      <text:p text:style-name="P39">LUKE [24] : Now, the deep misogyny of the story aside, I think it's an interesting idea. It got me thinking. What could I lose that would be so traumatic, so defining to my character, that I'd go against my own moral code to get it back?</text:p>
      <text:p text:style-name="P39">LUKE [25] : Stagger Lee had his answer. I've yet to figure out my own.</text:p>
      <text:p text:style-name="P39"><text:tab/>PLAYER: [not interested in a conversation] Uh-huh. [goto 26]</text:p>
      <text:p text:style-name="P39"><text:tab/>PLAYER: I think I've got an idea. [goto 26]</text:p>
      <text:p text:style-name="P39"><text:tab/>PLAYER: Why don't you leave me alone? [goto 27]</text:p>
      <text:p text:style-name="P39">LUKE [26] : Hah! You're fun to have around. I wondered if you'd be cavalier about this. [goto 27]</text:p>
      <text:p text:style-name="P39">LUKE [27] : But you're curious, aren't you? I am. I wonder what everyone's breaking point is. [goto 28]</text:p>
      <text:p text:style-name="P39">LUKE [28] [He leans in closer.] You're here at an odd time for this family. The ties that bind it together are slipping. There are a couple of those breaking points right on their way, and when they hit...</text:p>
      <text:p text:style-name="P39">LUKE [29] : …bang.</text:p>
      <text:p text:style-name="P39">LUKE [30] : Enjoy it. By the way, you should thank Frieda again for letting you stay. It's very generous of her.</text:p>
      <text:p text:style-name="P39"><text:tab/>PLAYER: What do you mean? [ALL TO 31]</text:p>
      <text:p text:style-name="P39"><text:tab/>PLAYER: [say nothing; ignore Luke]</text:p>
      <text:p text:style-name="P39"><text:tab/>PLAYER: Fine.Goodnight.</text:p>
      <text:p text:style-name="P39">LUKE [31] : Goodnight, child.</text:p>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parajita" svg:font-family="Aparajita"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9T01:17:26.36</meta:creation-date>
    <dc:date>2014-01-18T10:47:11.07</dc:date>
    <meta:editing-duration>P3DT8H52M38S</meta:editing-duration>
    <meta:editing-cycles>1874</meta:editing-cycles>
    <meta:generator>OpenOffice.org/3.3$Win32 OpenOffice.org_project/330m20$Build-9567</meta:generator>
    <meta:document-statistic meta:table-count="0" meta:image-count="0" meta:object-count="0" meta:page-count="8" meta:paragraph-count="262" meta:word-count="4484" meta:character-count="23481"/>
  </office:meta>
</office:document-meta>
</file>